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cc" draw:textarea-horizontal-align="center"/>
    </style:style>
    <style:style style:name="gr3" style:family="graphic" style:parent-style-name="standard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8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text-align="center"/>
    </style:style>
    <style:style style:name="T1" style:family="text">
      <style:text-properties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2" style:family="text">
      <style:text-properties style:text-position="-33% 58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3" style:family="text">
      <style:text-properties style:text-position="33% 58%"/>
    </style:style>
    <style:style style:name="T4" style:family="text">
      <style:text-properties style:text-position="0% 100%"/>
    </style:style>
    <style:style style:name="T5" style:family="text">
      <style:text-properties style:text-position="0% 100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6" style:family="text">
      <style:text-properties style:text-position="-33% 58%"/>
    </style:style>
    <style:style style:name="T7" style:family="text">
      <style:text-properties fo:color="#ffff00"/>
    </style:style>
    <style:style style:name="T8" style:family="text">
      <style:text-properties fo:color="#23ff23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370: transform matrices</presentation:footer-decl>
      <presentation:footer-decl presentation:name="ftr2">CMPTxxxx</presentation:footer-decl>
      <presentation:date-time-decl presentation:name="dtd1" presentation:source="fixed">20 Feb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Transform Matrices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20 February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37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0.93cm" svg:y="0.337cm" presentation:class="title" presentation:user-transformed="true">
          <draw:text-box>
            <text:p text:style-name="P1">Review last time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Scalars, vectors, points</text:p>
              </text:list-item>
            </text:list>
            <text:list text:style-name="L3">
              <text:list-item>
                <text:p text:style-name="P3">Vector spaces, affine spaces (+point)</text:p>
              </text:list-item>
            </text:list>
            <text:list text:style-name="L3">
              <text:list-item>
                <text:p text:style-name="P3">Lines, rays, line segments</text:p>
              </text:list-item>
            </text:list>
            <text:list text:style-name="L3">
              <text:list-item>
                <text:p text:style-name="P3">Curves, surfaces</text:p>
              </text:list-item>
            </text:list>
            <text:list text:style-name="L3">
              <text:list-item>
                <text:p text:style-name="P3">Normal vectors</text:p>
              </text:list-item>
            </text:list>
            <text:list text:style-name="L3">
              <text:list-item>
                <text:p text:style-name="P3">Convex hull</text:p>
              </text:list-item>
            </text:list>
            <text:list text:style-name="L3">
              <text:list-item>
                <text:p text:style-name="P3">Linear independence</text:p>
              </text:list-item>
            </text:list>
            <text:list text:style-name="L3">
              <text:list-item>
                <text:p text:style-name="P3">Basis, frame (+point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Homogeneous coordinate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We use a 4-tuple as a homogeneous representation for both points and vectors</text:p>
              </text:list-item>
            </text:list>
            <text:list text:style-name="L3">
              <text:list-item>
                <text:list>
                  <text:list-item>
                    <text:p text:style-name="P4">[ <text:span text:style-name="T1">α</text:span><text:span text:style-name="T2">1</text:span> <text:span text:style-name="T1">α</text:span><text:span text:style-name="T2">2 </text:span><text:span text:style-name="T1">α</text:span><text:span text:style-name="T2">3</text:span> 0 ]<text:span text:style-name="T3">T</text:span><text:span text:style-name="T4"> is a vec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[ </text:span><text:span text:style-name="T5">β</text:span><text:span text:style-name="T2">1 </text:span><text:span text:style-name="T5">β</text:span><text:span text:style-name="T2">2 </text:span><text:span text:style-name="T5">β</text:span><text:span text:style-name="T2">3</text:span><text:span text:style-name="T4"> 1 ]</text:span><text:span text:style-name="T3">T</text:span><text:span text:style-name="T4"> is a poi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Depends on current coordinate fra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Any 4-tuple [ x y z w ]</text:span><text:span text:style-name="T3">T</text:span><text:span text:style-name="T4"> maps to a point vi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[ x/w y/w z/w 1 ]</text:span><text:span text:style-name="T3">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If w=0, the 4-tuple represents a vecto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Each point in 3D maps to a line through the origin in 4D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hanging coordinate system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Say we have a vector whose representation in one basis (e<text:span text:style-name="T6">1</text:span><text:span text:style-name="T4">, e</text:span><text:span text:style-name="T6">2</text:span><text:span text:style-name="T4">, e</text:span><text:span text:style-name="T6">3</text:span><text:span text:style-name="T4">) is v = {</text:span><text:span text:style-name="T5">α</text:span><text:span text:style-name="T2">1</text:span><text:span text:style-name="T4"> </text:span><text:span text:style-name="T5">α</text:span><text:span text:style-name="T2">2 </text:span><text:span text:style-name="T5">α</text:span><text:span text:style-name="T2">3</text:span><text:span text:style-name="T5">}.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5">What is the representation for the same vector in a different basis, {d</text:span><text:span text:style-name="T2">1</text:span><text:span text:style-name="T5">, d</text:span><text:span text:style-name="T2">2</text:span><text:span text:style-name="T5">, d</text:span><text:span text:style-name="T2">3</text:span><text:span text:style-name="T5">} ?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5">Represent each old basis vec e</text:span><text:span text:style-name="T2">i</text:span><text:span text:style-name="T5"> in the new basis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5">e</text:span><text:span text:style-name="T2">1</text:span><text:span text:style-name="T5"> = γ</text:span><text:span text:style-name="T2">11</text:span><text:span text:style-name="T5">d</text:span><text:span text:style-name="T2">1</text:span><text:span text:style-name="T5"> + γ</text:span><text:span text:style-name="T2">12</text:span><text:span text:style-name="T5">d</text:span><text:span text:style-name="T2">2</text:span><text:span text:style-name="T5"> + γ</text:span><text:span text:style-name="T2">13</text:span><text:span text:style-name="T5">d</text:span><text:span text:style-name="T2">3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5">e</text:span><text:span text:style-name="T2">2</text:span><text:span text:style-name="T5"> = γ</text:span><text:span text:style-name="T2">21</text:span><text:span text:style-name="T5">d</text:span><text:span text:style-name="T2">1</text:span><text:span text:style-name="T5"> + γ</text:span><text:span text:style-name="T2">22</text:span><text:span text:style-name="T5">d</text:span><text:span text:style-name="T2">2</text:span><text:span text:style-name="T5"> + γ</text:span><text:span text:style-name="T2">23</text:span><text:span text:style-name="T5">d</text:span><text:span text:style-name="T2">3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5">e</text:span><text:span text:style-name="T2">3</text:span><text:span text:style-name="T5"> = γ</text:span><text:span text:style-name="T2">31</text:span><text:span text:style-name="T5">d</text:span><text:span text:style-name="T2">1</text:span><text:span text:style-name="T5"> + γ</text:span><text:span text:style-name="T2">32</text:span><text:span text:style-name="T5">d</text:span><text:span text:style-name="T2">2</text:span><text:span text:style-name="T5"> + γ</text:span><text:span text:style-name="T2">33</text:span><text:span text:style-name="T5">d</text:span><text:span text:style-name="T2">3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rect draw:style-name="gr2" draw:text-style-name="P6" draw:layer="layout" svg:width="7.52cm" svg:height="5.013cm" svg:x="10.757cm" svg:y="7.311cm">
          <text:p text:style-name="P1"/>
        </draw:rect>
        <draw:frame presentation:style-name="pr4" draw:text-style-name="P1" draw:layer="layout" svg:width="25.199cm" svg:height="3.178cm" svg:x="1cm" svg:y="0.337cm" presentation:class="title">
          <draw:text-box>
            <text:p text:style-name="P1">3x3 Transform matrix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These nine coefficients form a 3x3 vector transform matrix M:</text:p>
              </text:list-item>
            </text:list>
            <text:list text:style-name="L3">
              <text:list-item>
                <text:list>
                  <text:list-item>
                    <text:p text:style-name="P4"><text:line-break/><text:line-break/><text:line-break/><text:line-break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 = M<text:span text:style-name="T3">T</text:span><text:span text:style-name="T4">v, whe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v = {</text:span><text:span text:style-name="T5">α</text:span><text:span text:style-name="T2">1</text:span><text:span text:style-name="T4"> </text:span><text:span text:style-name="T5">α</text:span><text:span text:style-name="T2">2 </text:span><text:span text:style-name="T5">α</text:span><text:span text:style-name="T2">3</text:span><text:span text:style-name="T5">} is the representation in the old basi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5">w = {β</text:span><text:span text:style-name="T2">1 </text:span><text:span text:style-name="T5">β</text:span><text:span text:style-name="T2">2 </text:span><text:span text:style-name="T5">β</text:span><text:span text:style-name="T2">3</text:span><text:span text:style-name="T5">} is the representation in the new basi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7.026cm" svg:height="3.852cm" svg:x="11.009cm" svg:y="7.74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hange of frame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Something similar happens to change frames:</text:p>
              </text:list-item>
            </text:list>
            <text:list text:style-name="L3">
              <text:list-item>
                <text:list>
                  <text:list-item>
                    <text:p text:style-name="P4">Old frame is (P, e<text:span text:style-name="T6">1</text:span><text:span text:style-name="T4">, e</text:span><text:span text:style-name="T6">2</text:span><text:span text:style-name="T4">, e</text:span><text:span text:style-name="T6">3</text:span><text:span text:style-name="T4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New frame is (Q, d</text:span><text:span text:style-name="T6">1</text:span><text:span text:style-name="T4">, d</text:span><text:span text:style-name="T6">2</text:span><text:span text:style-name="T4">, d</text:span><text:span text:style-name="T6">3</text:span><text:span text:style-name="T4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Represent old frame in new bas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12 degrees of freedom in affine transform</text:span></text:p>
                  </text:list-item>
                </text:list>
              </text:list-item>
            </text:list>
          </draw:text-box>
        </draw:frame>
        <draw:rect draw:style-name="gr2" draw:text-style-name="P6" draw:layer="layout" svg:width="8.983cm" svg:height="6.022cm" svg:x="10.234cm" svg:y="12.395cm">
          <text:p text:style-name="P1"/>
        </draw:rect>
        <draw:frame draw:style-name="gr3" draw:layer="layout" svg:width="8.253cm" svg:height="5.144cm" svg:x="10.486cm" svg:y="12.82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ranslation matrix</text:p>
          </draw:text-box>
        </draw:frame>
        <draw:frame presentation:style-name="pr7" draw:text-style-name="P3" draw:layer="layout" svg:width="25.199cm" svg:height="8.364cm" svg:x="1.4cm" svg:y="10.41cm" presentation:class="outline" presentation:user-transformed="true">
          <draw:text-box>
            <text:list text:style-name="L3">
              <text:list-item>
                <text:p text:style-name="P3">Translate a point p by multiplying by T:</text:p>
              </text:list-item>
            </text:list>
            <text:list text:style-name="L3">
              <text:list-item>
                <text:list>
                  <text:list-item>
                    <text:p text:style-name="P4">p' = Tp</text:p>
                  </text:list-item>
                </text:list>
              </text:list-item>
            </text:list>
          </draw:text-box>
        </draw:frame>
        <draw:rect draw:style-name="gr2" draw:text-style-name="P6" draw:layer="layout" svg:width="8.983cm" svg:height="6.022cm" svg:x="9.713cm" svg:y="4.074cm">
          <text:p text:style-name="P1"/>
        </draw:rect>
        <draw:frame draw:style-name="gr3" draw:layer="layout" svg:width="6.493cm" svg:height="4.944cm" svg:x="9.965cm" svg:y="4.50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caling matrix</text:p>
          </draw:text-box>
        </draw:frame>
        <draw:frame presentation:style-name="pr7" draw:text-style-name="P3" draw:layer="layout" svg:width="25.199cm" svg:height="8.364cm" svg:x="1.4cm" svg:y="10.41cm" presentation:class="outline" presentation:user-transformed="true">
          <draw:text-box>
            <text:list text:style-name="L3">
              <text:list-item>
                <text:p text:style-name="P3">Scale a point p by multiplying by T:</text:p>
              </text:list-item>
            </text:list>
            <text:list text:style-name="L3">
              <text:list-item>
                <text:list>
                  <text:list-item>
                    <text:p text:style-name="P4">p' = Tp</text:p>
                  </text:list-item>
                </text:list>
              </text:list-item>
            </text:list>
            <text:list text:style-name="L3">
              <text:list-item>
                <text:p text:style-name="P3">Fixed point of origin (scaling away from origin)</text:p>
              </text:list-item>
            </text:list>
            <text:list text:style-name="L3">
              <text:list-item>
                <text:p text:style-name="P3">Reflection is via negative scale factors</text:p>
              </text:list-item>
            </text:list>
          </draw:text-box>
        </draw:frame>
        <draw:rect draw:style-name="gr2" draw:text-style-name="P6" draw:layer="layout" svg:width="8.983cm" svg:height="6.022cm" svg:x="9.713cm" svg:y="4.074cm">
          <text:p text:style-name="P1"/>
        </draw:rect>
        <draw:frame draw:style-name="gr3" draw:layer="layout" svg:width="6.741cm" svg:height="4.944cm" svg:x="9.965cm" svg:y="4.50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otation matrix</text:p>
          </draw:text-box>
        </draw:frame>
        <draw:frame presentation:style-name="pr7" draw:text-style-name="P3" draw:layer="layout" svg:width="25.199cm" svg:height="8.364cm" svg:x="1.4cm" svg:y="10.41cm" presentation:class="outline" presentation:user-transformed="true">
          <draw:text-box>
            <text:list text:style-name="L3">
              <text:list-item>
                <text:p text:style-name="P3">Rotate an angle theta about the z axis</text:p>
              </text:list-item>
            </text:list>
            <text:list text:style-name="L3">
              <text:list-item>
                <text:p text:style-name="P3">Similar matrices for rotating about x, y axes</text:p>
              </text:list-item>
            </text:list>
            <text:list text:style-name="L3">
              <text:list-item>
                <text:p text:style-name="P3">3 Euler angles</text:p>
              </text:list-item>
            </text:list>
            <text:list text:style-name="L3">
              <text:list-item>
                <text:p text:style-name="P3">Order of operations is important!</text:p>
              </text:list-item>
            </text:list>
            <text:list text:style-name="L3">
              <text:list-item>
                <text:list>
                  <text:list-item>
                    <text:p text:style-name="P4">Rotation in 3D is non-Abelian</text:p>
                  </text:list-item>
                </text:list>
              </text:list-item>
            </text:list>
          </draw:text-box>
        </draw:frame>
        <draw:rect draw:style-name="gr2" draw:text-style-name="P6" draw:layer="layout" svg:width="10.931cm" svg:height="5.291cm" svg:x="9.713cm" svg:y="4.074cm">
          <text:p text:style-name="P1"/>
        </draw:rect>
        <draw:frame draw:style-name="gr3" draw:layer="layout" svg:width="10.21cm" svg:height="4.688cm" svg:x="9.965cm" svg:y="4.50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7">Lab3</text:span> due this <text:span text:style-name="T8">Thu 22Feb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8">OpenGL</text:span> 3D model view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ouse interaction: <text:span text:style-name="T8">transl</text:span>, <text:span text:style-name="T8">rot</text:span>, <text:span text:style-name="T8">sca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how rendering speed in <text:span text:style-name="T8">polygons/se</text:span>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You may use <text:span text:style-name="T8">CubeView</text:span> as a bas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7-01-08T12:49:02</meta:creation-date>
    <dc:creator>Sean Ho</dc:creator>
    <dc:date>2007-02-20T14:34:46</dc:date>
    <dc:language>en-US</dc:language>
    <meta:editing-cycles>131</meta:editing-cycles>
    <meta:editing-duration>P2DT21H0M16S</meta:editing-duration>
    <meta:user-defined meta:name="Info 1"/>
    <meta:user-defined meta:name="Info 2"/>
    <meta:user-defined meta:name="Info 3"/>
    <meta:user-defined meta:name="Info 4"/>
    <meta:document-statistic meta:object-count="20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i>M</math:mi>
          <math:mo math:stretchy="false">=</math:mo>
          <math:mfenced math:open="" math:close="">
            <math:mtable>
              <math:mtr>
                <math:mtd>
                  <math:msub>
                    <math:mo math:stretchy="false"></math:mo>
                    <math:mn>11</math:mn>
                  </math:msub>
                </math:mtd>
                <math:mtd>
                  <math:msub>
                    <math:mo math:stretchy="false"></math:mo>
                    <math:mn>12</math:mn>
                  </math:msub>
                </math:mtd>
                <math:mtd>
                  <math:msub>
                    <math:mo math:stretchy="false"></math:mo>
                    <math:mn>13</math:mn>
                  </math:msub>
                </math:mtd>
              </math:mtr>
              <math:mtr>
                <math:mtd>
                  <math:msub>
                    <math:mo math:stretchy="false"></math:mo>
                    <math:mn>21</math:mn>
                  </math:msub>
                </math:mtd>
                <math:mtd>
                  <math:msub>
                    <math:mo math:stretchy="false"></math:mo>
                    <math:mn>22</math:mn>
                  </math:msub>
                </math:mtd>
                <math:mtd>
                  <math:msub>
                    <math:mo math:stretchy="false"></math:mo>
                    <math:mn>23</math:mn>
                  </math:msub>
                </math:mtd>
              </math:mtr>
              <math:mtr>
                <math:mtd>
                  <math:msub>
                    <math:mo math:stretchy="false"></math:mo>
                    <math:mn>31</math:mn>
                  </math:msub>
                </math:mtd>
                <math:mtd>
                  <math:msub>
                    <math:mo math:stretchy="false"></math:mo>
                    <math:mn>32</math:mn>
                  </math:msub>
                </math:mtd>
                <math:mtd>
                  <math:msub>
                    <math:mo math:stretchy="false"></math:mo>
                    <math:mn>33</math:mn>
                  </math:msub>
                </math:mtd>
              </math:mtr>
            </math:mtable>
          </math:mfenced>
        </math:mrow>
      </math:mrow>
    </math:mstyle>
    <math:annotation math:encoding="StarMath 5.0">size 24 { M = left ( matrix{%gamma rsub{11}  # %gamma rsub{12} # %gamma rsub{13} ##
%gamma rsub{21} # %gamma rsub{22} # %gamma rsub{23} ##
%gamma rsub{31} # %gamma rsub{32} # %gamma rsub{33}}  right ) 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i>M</math:mi>
          <math:mo math:stretchy="false">=</math:mo>
          <math:mfenced math:open="" math:close="">
            <math:mtable>
              <math:mtr>
                <math:mtd>
                  <math:msub>
                    <math:mo math:stretchy="false"></math:mo>
                    <math:mn>11</math:mn>
                  </math:msub>
                </math:mtd>
                <math:mtd>
                  <math:msub>
                    <math:mo math:stretchy="false"></math:mo>
                    <math:mn>12</math:mn>
                  </math:msub>
                </math:mtd>
                <math:mtd>
                  <math:msub>
                    <math:mo math:stretchy="false"></math:mo>
                    <math:mn>13</math:mn>
                  </math:msub>
                </math:mtd>
                <math:mtd>
                  <math:mn>0</math:mn>
                </math:mtd>
              </math:mtr>
              <math:mtr>
                <math:mtd>
                  <math:msub>
                    <math:mo math:stretchy="false"></math:mo>
                    <math:mn>21</math:mn>
                  </math:msub>
                </math:mtd>
                <math:mtd>
                  <math:msub>
                    <math:mo math:stretchy="false"></math:mo>
                    <math:mn>22</math:mn>
                  </math:msub>
                </math:mtd>
                <math:mtd>
                  <math:msub>
                    <math:mo math:stretchy="false"></math:mo>
                    <math:mn>23</math:mn>
                  </math:msub>
                </math:mtd>
                <math:mtd>
                  <math:mn>0</math:mn>
                </math:mtd>
              </math:mtr>
              <math:mtr>
                <math:mtd>
                  <math:msub>
                    <math:mo math:stretchy="false"></math:mo>
                    <math:mn>31</math:mn>
                  </math:msub>
                </math:mtd>
                <math:mtd>
                  <math:msub>
                    <math:mo math:stretchy="false"></math:mo>
                    <math:mn>32</math:mn>
                  </math:msub>
                </math:mtd>
                <math:mtd>
                  <math:msub>
                    <math:mo math:stretchy="false"></math:mo>
                    <math:mn>33</math:mn>
                  </math:msub>
                </math:mtd>
                <math:mtd>
                  <math:mn>0</math:mn>
                </math:mtd>
              </math:mtr>
              <math:mtr>
                <math:mtd>
                  <math:msub>
                    <math:mo math:stretchy="false"></math:mo>
                    <math:mn>41</math:mn>
                  </math:msub>
                </math:mtd>
                <math:mtd>
                  <math:msub>
                    <math:mo math:stretchy="false"></math:mo>
                    <math:mn>42</math:mn>
                  </math:msub>
                </math:mtd>
                <math:mtd>
                  <math:msub>
                    <math:mo math:stretchy="false"></math:mo>
                    <math:mn>43</math:mn>
                  </math:msub>
                </math:mtd>
                <math:mtd>
                  <math:mn>1</math:mn>
                </math:mtd>
              </math:mtr>
            </math:mtable>
          </math:mfenced>
        </math:mrow>
      </math:mrow>
    </math:mstyle>
    <math:annotation math:encoding="StarMath 5.0">size 24 { M = left ( matrix{
%gamma rsub{11} # %gamma rsub{12} # %gamma rsub{13} # 0 ##
%gamma rsub{21} # %gamma rsub{22} # %gamma rsub{23} # 0 ##
%gamma rsub{31} # %gamma rsub{32} # %gamma rsub{33} # 0 ##
%gamma rsub{41} # %gamma rsub{42} # %gamma rsub{43} # 1
}  right ) 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i>T</math:mi>
          <math:mo math:stretchy="false">=</math:mo>
          <math:mfenced math:open="" math:close="">
            <math:mtable>
              <math:mtr>
                <math:mtd>
                  <math:mn>1</math:mn>
                </math:mtd>
                <math:mtd>
                  <math:mn>0</math:mn>
                </math:mtd>
                <math:mtd>
                  <math:mn>0</math:mn>
                </math:mtd>
                <math:mtd>
                  <math:msub>
                    <math:mi>d</math:mi>
                    <math:mi>x</math:mi>
                  </math:msub>
                </math:mtd>
              </math:mtr>
              <math:mtr>
                <math:mtd>
                  <math:mn>0</math:mn>
                </math:mtd>
                <math:mtd>
                  <math:mn>1</math:mn>
                </math:mtd>
                <math:mtd>
                  <math:mn>0</math:mn>
                </math:mtd>
                <math:mtd>
                  <math:msub>
                    <math:mi>d</math:mi>
                    <math:mi>y</math:mi>
                  </math:msub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1</math:mn>
                </math:mtd>
                <math:mtd>
                  <math:msub>
                    <math:mi>d</math:mi>
                    <math:mi>z</math:mi>
                  </math:msub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1</math:mn>
                </math:mtd>
              </math:mtr>
            </math:mtable>
          </math:mfenced>
        </math:mrow>
      </math:mrow>
    </math:mstyle>
    <math:annotation math:encoding="StarMath 5.0">size 24 { T = left ( matrix{
1 # 0 # 0 # d rsub{x} ##
0 # 1 # 0 # d rsub{y} ##
0 # 0 # 1 # d rsub{z} ##
0 # 0 # 0 # 1
}  right )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i>S</math:mi>
          <math:mo math:stretchy="false">=</math:mo>
          <math:mfenced math:open="" math:close="">
            <math:mtable>
              <math:mtr>
                <math:mtd>
                  <math:msub>
                    <math:mi>s</math:mi>
                    <math:mi>x</math:mi>
                  </math:msub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sub>
                    <math:mi>s</math:mi>
                    <math:mi>y</math:mi>
                  </math:msub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sub>
                    <math:mi>s</math:mi>
                    <math:mi>z</math:mi>
                  </math:msub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1</math:mn>
                </math:mtd>
              </math:mtr>
            </math:mtable>
          </math:mfenced>
        </math:mrow>
      </math:mrow>
    </math:mstyle>
    <math:annotation math:encoding="StarMath 5.0">size 24 { S = left ( matrix{
s rsub{x} # 0 # 0 # 0 ##
0 # s rsub{y} # 0 # 0 ##
0 # 0 # s rsub{z} # 0 ##
0 # 0 # 0 # 1
}  right ) 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i>R</math:mi>
          <math:mo math:stretchy="false">=</math:mo>
          <math:mfenced math:open="" math:close="">
            <math:mtable>
              <math:mtr>
                <math:mtd>
                  <math:mrow>
                    <math:mi>cos</math:mi>
                    <math:mrow>
                      <math:mo math:stretchy="false"></math:mo>
                      <math:mo math:stretchy="false"></math:mo>
                      <math:mo math:stretchy="false"></math:mo>
                    </math:mrow>
                  </math:mrow>
                </math:mtd>
                <math:mtd>
                  <math:mrow>
                    <math:mrow>
                      <math:mo math:stretchy="false">−</math:mo>
                      <math:mi>sin</math:mi>
                    </math:mrow>
                    <math:mrow>
                      <math:mo math:stretchy="false"></math:mo>
                      <math:mo math:stretchy="false"></math:mo>
                      <math:mo math:stretchy="false"></math:mo>
                    </math:mrow>
                  </math:mrow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row>
                    <math:mi>sin</math:mi>
                    <math:mrow>
                      <math:mo math:stretchy="false"></math:mo>
                      <math:mo math:stretchy="false"></math:mo>
                      <math:mo math:stretchy="false"></math:mo>
                    </math:mrow>
                  </math:mrow>
                </math:mtd>
                <math:mtd>
                  <math:mrow>
                    <math:mi>cos</math:mi>
                    <math:mrow>
                      <math:mo math:stretchy="false"></math:mo>
                      <math:mo math:stretchy="false"></math:mo>
                      <math:mo math:stretchy="false"></math:mo>
                    </math:mrow>
                  </math:mrow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1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1</math:mn>
                </math:mtd>
              </math:mtr>
            </math:mtable>
          </math:mfenced>
        </math:mrow>
      </math:mrow>
    </math:mstyle>
    <math:annotation math:encoding="StarMath 5.0">size 24 { R = left ( matrix{
cos(%theta) # -sin(%theta) # 0 # 0 ##
sin(%theta) # cos(%theta) # 0 # 0 ##
0 # 0 # 1 # 0 ##
0 # 0 # 0 # 1
}  right ) }</math:annotation>
  </math:semantics>
</math:math>
</file>